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d76d" officeooo:paragraph-rsid="0010d76d" style:font-size-asian="18pt" style:font-size-complex="18pt"/>
    </style:style>
    <style:style style:name="P2" style:family="paragraph" style:parent-style-name="Standard">
      <style:text-properties fo:font-size="14pt" officeooo:rsid="0010d76d" officeooo:paragraph-rsid="0010d76d" style:font-size-asian="12.25pt" style:font-size-complex="14pt"/>
    </style:style>
    <style:style style:name="P3" style:family="paragraph" style:parent-style-name="Standard">
      <style:text-properties fo:font-size="14pt" officeooo:rsid="0011ba33" officeooo:paragraph-rsid="0011ba33" style:font-size-asian="12.25pt" style:font-size-complex="14pt"/>
    </style:style>
    <style:style style:name="P4" style:family="paragraph" style:parent-style-name="Standard">
      <style:text-properties fo:font-size="14pt" officeooo:rsid="00127904" officeooo:paragraph-rsid="00127904" style:font-size-asian="12.25pt" style:font-size-complex="14pt"/>
    </style:style>
    <style:style style:name="P5" style:family="paragraph" style:parent-style-name="Standard">
      <style:text-properties fo:font-size="14pt" officeooo:rsid="0013ff6e" officeooo:paragraph-rsid="0013ff6e" style:font-size-asian="12.25pt" style:font-size-complex="14pt"/>
    </style:style>
    <style:style style:name="P6" style:family="paragraph" style:parent-style-name="Standard">
      <style:text-properties fo:font-size="14pt" officeooo:rsid="0014e978" officeooo:paragraph-rsid="0014e978" style:font-size-asian="12.25pt" style:font-size-complex="14pt"/>
    </style:style>
    <style:style style:name="P7" style:family="paragraph" style:parent-style-name="Standard">
      <style:text-properties fo:font-size="14pt" fo:font-style="normal" fo:font-weight="bold" officeooo:rsid="00127904" officeooo:paragraph-rsid="0012790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weight="bold" officeooo:rsid="0013ff6e" officeooo:paragraph-rsid="0013ff6e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51a6a" officeooo:paragraph-rsid="00151a6a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818e" officeooo:paragraph-rsid="0016818e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76402" officeooo:paragraph-rsid="00176402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9b395" officeooo:paragraph-rsid="0019b39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151a6a" officeooo:paragraph-rsid="00151a6a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6818e" officeooo:paragraph-rsid="0016818e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94b68" officeooo:paragraph-rsid="00194b68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9b395" officeooo:paragraph-rsid="0019b395" style:font-size-asian="12.25pt" style:font-weight-asian="normal" style:font-size-complex="14pt" style:font-weight-complex="normal"/>
    </style:style>
    <style:style style:name="T1" style:family="text">
      <style:text-properties officeooo:rsid="0014e978"/>
    </style:style>
    <style:style style:name="T2" style:family="text">
      <style:text-properties officeooo:rsid="00159d65"/>
    </style:style>
    <style:style style:name="T3" style:family="text">
      <style:text-properties officeooo:rsid="00160e03"/>
    </style:style>
    <style:style style:name="T4" style:family="text">
      <style:text-properties officeooo:rsid="001ae2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5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<text:span text:style-name="T5"><text:s text:c="4"/>Banking </text:span></text:p>
      <text:p text:style-name="P1"/>
      <text:p text:style-name="P2">This app will provide all account holders of bank to get information directly on their smart phones.</text:p>
      <text:p text:style-name="P2"/>
      <text:p text:style-name="P2">Features availables are:-</text:p>
      <text:p text:style-name="P2"/>
      <text:p text:style-name="P3">1) Account Services</text:p>
      <text:p text:style-name="P3">2) ATM</text:p>
      <text:p text:style-name="P3">3) Loan Information</text:p>
      <text:p text:style-name="P3">4) Schemes</text:p>
      <text:p text:style-name="P3">5) Bank Information</text:p>
      <text:p text:style-name="P3"/>
      <text:p text:style-name="P7">Account Services:-</text:p>
      <text:p text:style-name="P4">This feature will provide services such as </text:p>
      <text:p text:style-name="P4">Registration - Here user will be able to register on app with his/her account number, Email Id, Password. Apart from this user will also has to enter one of his/her card number with expire date. So that user can also access ATM feature provided by the app.</text:p>
      <text:p text:style-name="P4"/>
      <text:p text:style-name="P5">Balance Enquiry – Here user will be able to see balance enquiry of the account.</text:p>
      <text:p text:style-name="P5"/>
      <text:p text:style-name="P5">Last 6-month Transactions- This service will provide user with a pdf report of last 6 months transactions.</text:p>
      <text:p text:style-name="P5"/>
      <text:p text:style-name="P5">De-Register- This service will <text:span text:style-name="T1">de-register user from the app.</text:span> <text:s/></text:p>
      <text:p text:style-name="P5"/>
      <text:p text:style-name="P5"/>
      <text:p text:style-name="P8">ATM:</text:p>
      <text:p text:style-name="P5">This feature will provide services such as</text:p>
      <text:p text:style-name="P6">ATM Card Blocking – Here user can block his/her card, if the card is lost. To prevenet misuse of card.</text:p>
      <text:p text:style-name="P6"/>
      <text:p text:style-name="P6">Mini Statement – Here user will be able to see transactions of current month.</text:p>
      <text:p text:style-name="P6"/>
      <text:p text:style-name="P6">PIN Change- Here user will be able to change the pin of card.</text:p>
      <text:p text:style-name="P6"/>
      <text:p text:style-name="P9">Loan:</text:p>
      <text:p text:style-name="P13">This feature will provide services such as </text:p>
      <text:p text:style-name="P13">Car Loan</text:p>
      <text:p text:style-name="P13">Home Loan</text:p>
      <text:p text:style-name="P13">Education Loan</text:p>
      <text:p text:style-name="P13">Wedding Loan</text:p>
      <text:p text:style-name="P13">These feature will be open in a WebView <text:span text:style-name="T2">showing the information of respective loan </text:span><text:soft-page-break/><text:span text:style-name="T2">service</text:span> <text:span text:style-name="T3">which is mentioned on bank's website.</text:span></text:p>
      <text:p text:style-name="P13"/>
      <text:p text:style-name="P10">Schemes:</text:p>
      <text:p text:style-name="P14">This feature will provide information about schemes provided by bank such as</text:p>
      <text:p text:style-name="P14">Fixed Deposit</text:p>
      <text:p text:style-name="P14">D-Mat</text:p>
      <text:p text:style-name="P14"/>
      <text:p text:style-name="P14"/>
      <text:p text:style-name="P11">Bank Information:</text:p>
      <text:p text:style-name="P15">This feature will provide information of bank .</text:p>
      <text:p text:style-name="P15"/>
      <text:p text:style-name="P12"><text:span text:style-name="T6">Kebab Menu(3 dots)</text:span>:-</text:p>
      <text:p text:style-name="P16">This will have an option of login which will ask user about his/her email id and password of the app. <text:span text:style-name="T4">Afer login user will be able to access all the service provided by app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54:47.968322627</meta:creation-date>
    <dc:date>2017-11-24T12:42:47.898288253</dc:date>
    <meta:editing-duration>PT45M16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283" meta:character-count="1676" meta:non-whitespace-character-count="1378"/>
  </office:meta>
</office:document-meta>
</file>